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ptain</text:p>
          </table:table-cell>
        </table:table-row>
        <table:table-row table:style-name="ro1">
          <table:table-cell office:value-type="string" calcext:value-type="string">
            <text:p>gerry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lone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formula="of:=SUM([.$B$2:.$B$4])" office:value-type="float" office:value="134" calcext:value-type="float">
            <text:p>134</text:p>
          </table:table-cell>
          <table:table-cell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2" table:formula="of:=AVERAGE([.$B$2:.$B$4])" office:value-type="float" office:value="44.6666666666667" calcext:value-type="float">
            <text:p>44.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ven </meta:initial-creator>
    <meta:creation-date>2022-08-10T19:10:05.154753581</meta:creation-date>
    <dc:date>2022-08-10T19:11:36.161231497</dc:date>
    <dc:creator>steven </dc:creator>
    <meta:editing-duration>PT1M31S</meta:editing-duration>
    <meta:editing-cycles>1</meta:editing-cycles>
    <meta:generator>LibreOffice/6.3.2.2$Linux_X86_64 LibreOffice_project/98b30e735bda24bc04ab42594c85f7fd8be07b9c</meta:generator>
    <meta:document-statistic meta:table-count="1" meta:cell-count="16" meta:object-count="0"/>
  </office:meta>
</office:document-meta>
</file>